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LifeCycle.getOperation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LifeCycle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setPropertyChangeListener( PropertyChange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setCurrentState( String new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LifeCycle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getObjectToMan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get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LifeCycle.firePropertyChanged( String name , Object oldValue , Object new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LifeCycl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LifeCycle.isShutD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getAttributeInf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LifeCycle.getCurr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get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isStop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isStar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LifeCycle.isUnknow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